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125in" table:align="left" style:shadow="none"/>
    </style:style>
    <style:style style:name="Table1.A" style:family="table-column">
      <style:table-column-properties style:column-width="0.5625in"/>
    </style:style>
    <style:style style:name="Table1.A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6875in" table:align="left"/>
    </style:style>
    <style:style style:name="Table2.A" style:family="table-column">
      <style:table-column-properties style:column-width="0.5625in"/>
    </style:style>
    <style:style style:name="Table2.A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e4abf" officeooo:paragraph-rsid="00fba5f0"/>
    </style:style>
    <style:style style:name="P2" style:family="paragraph" style:parent-style-name="Standard">
      <style:paragraph-properties fo:text-align="center" style:justify-single-word="false"/>
      <style:text-properties fo:font-size="18pt" officeooo:rsid="001e4abf" officeooo:paragraph-rsid="00fba5f0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e4abf" officeooo:paragraph-rsid="00fba5f0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e4abf" officeooo:paragraph-rsid="00fba5f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0pt" officeooo:rsid="00fba5f0" officeooo:paragraph-rsid="00fba5f0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e4e7" officeooo:paragraph-rsid="00fba5f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fe4e7" officeooo:paragraph-rsid="00fe070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152b921" officeooo:paragraph-rsid="0152b92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15154a4" officeooo:paragraph-rsid="015154a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officeooo:rsid="00207e6a" officeooo:paragraph-rsid="00fe070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07e6a" officeooo:paragraph-rsid="01021aa1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fe4e7" officeooo:paragraph-rsid="00fba5f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fe4e7" officeooo:paragraph-rsid="00fe070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ffb723" officeooo:paragraph-rsid="00ffb723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1021aa1" officeooo:paragraph-rsid="01021aa1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105caf5" officeooo:paragraph-rsid="0105caf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124ca73" officeooo:paragraph-rsid="0124ca73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127a2fe" officeooo:paragraph-rsid="0127a2fe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12969af" officeooo:paragraph-rsid="012969a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12d9aba" officeooo:paragraph-rsid="012d9aba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150e9f2" officeooo:paragraph-rsid="0150e9f2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154844b" officeooo:paragraph-rsid="0154844b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15d7949" officeooo:paragraph-rsid="0150e9f2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105caf5" officeooo:paragraph-rsid="0105caf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10a5e79" officeooo:paragraph-rsid="010a5e7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10b9916" officeooo:paragraph-rsid="010b991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10b9916" officeooo:paragraph-rsid="010bd83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10cc77a" officeooo:paragraph-rsid="010cc77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110950e" officeooo:paragraph-rsid="0110950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1119ce1" officeooo:paragraph-rsid="01119ce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1119ce1" officeooo:paragraph-rsid="011466c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15d7949" officeooo:paragraph-rsid="015d7949" style:font-size-asian="12pt" style:font-weight-asian="normal" style:font-size-complex="12pt" style:font-weight-complex="normal"/>
    </style:style>
    <style:style style:name="P33" style:family="paragraph" style:parent-style-name="Standard">
      <style:text-properties officeooo:paragraph-rsid="0112fbc4"/>
    </style:style>
    <style:style style:name="P34" style:family="paragraph" style:parent-style-name="Standard">
      <style:text-properties officeooo:paragraph-rsid="011d6fc6"/>
    </style:style>
    <style:style style:name="P35" style:family="paragraph" style:parent-style-name="Standard">
      <style:text-properties officeooo:rsid="011eb830" officeooo:paragraph-rsid="011eb830"/>
    </style:style>
    <style:style style:name="P36" style:family="paragraph" style:parent-style-name="Standard">
      <style:text-properties officeooo:rsid="011f3330" officeooo:paragraph-rsid="011f3330"/>
    </style:style>
    <style:style style:name="P37" style:family="paragraph" style:parent-style-name="Standard">
      <style:paragraph-properties fo:text-align="start" style:justify-single-word="false"/>
      <style:text-properties style:font-name="FreeMono" fo:font-size="12pt" officeooo:rsid="0154844b" officeooo:paragraph-rsid="0154844b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Ubuntu Mono" fo:font-size="12pt" officeooo:rsid="0154844b" officeooo:paragraph-rsid="0154844b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Ubuntu Mono" fo:font-size="12pt" officeooo:rsid="0152b921" officeooo:paragraph-rsid="0152b921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Ubuntu Mono" fo:font-size="12pt" officeooo:rsid="015154a4" officeooo:paragraph-rsid="015154a4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105caf5" officeooo:paragraph-rsid="0105caf5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107e591" officeooo:paragraph-rsid="0107e591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officeooo:rsid="0105caf5" officeooo:paragraph-rsid="0105caf5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2pt" fo:font-weight="bold" officeooo:rsid="0105caf5" officeooo:paragraph-rsid="0105caf5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12pt" fo:font-weight="bold" officeooo:rsid="0107e591" officeooo:paragraph-rsid="0107e591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officeooo:rsid="0105e935" officeooo:paragraph-rsid="0105e935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8" style:family="paragraph">
      <style:paragraph-properties fo:margin-left="0in" fo:margin-right="0in" fo:margin-top="0in" fo:margin-bottom="0in" fo:line-height="100%" fo:text-align="center" fo:text-indent="0in"/>
    </style:style>
    <style:style style:name="P49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10cc77a"/>
    </style:style>
    <style:style style:name="T3" style:family="text">
      <style:text-properties style:text-position="sub 58%" officeooo:rsid="010b9916"/>
    </style:style>
    <style:style style:name="T4" style:family="text">
      <style:text-properties style:text-position="sub 58%" officeooo:rsid="011466c1"/>
    </style:style>
    <style:style style:name="T5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position="sub 58%" fo:font-size="12pt" fo:font-weight="normal" officeooo:rsid="0112fbc4" style:font-size-asian="12pt" style:font-weight-asian="normal" style:font-size-complex="12pt" style:font-weight-complex="normal"/>
    </style:style>
    <style:style style:name="T7" style:family="text">
      <style:text-properties style:text-position="sub 58%" fo:font-size="12pt" fo:font-weight="normal" officeooo:rsid="01177870" style:font-size-asian="12pt" style:font-weight-asian="normal" style:font-size-complex="12pt" style:font-weight-complex="normal"/>
    </style:style>
    <style:style style:name="T8" style:family="text">
      <style:text-properties style:text-position="sub 58%" fo:font-size="12pt" fo:font-weight="normal" officeooo:rsid="0118949d" style:font-size-asian="12pt" style:font-weight-asian="normal" style:font-size-complex="12pt" style:font-weight-complex="normal"/>
    </style:style>
    <style:style style:name="T9" style:family="text">
      <style:text-properties style:text-position="sub 58%" fo:font-size="12pt" fo:font-weight="normal" officeooo:rsid="0119242e" style:font-size-asian="12pt" style:font-weight-asian="normal" style:font-size-complex="12pt" style:font-weight-complex="normal"/>
    </style:style>
    <style:style style:name="T10" style:family="text">
      <style:text-properties style:text-position="sub 58%" fo:font-size="12pt" fo:font-weight="normal" officeooo:rsid="011b1bff" style:font-size-asian="12pt" style:font-weight-asian="normal" style:font-size-complex="12pt" style:font-weight-complex="normal"/>
    </style:style>
    <style:style style:name="T11" style:family="text">
      <style:text-properties style:text-position="sub 58%" fo:font-size="12pt" fo:font-weight="normal" officeooo:rsid="011ced0c" style:font-size-asian="12pt" style:font-weight-asian="normal" style:font-size-complex="12pt" style:font-weight-complex="normal"/>
    </style:style>
    <style:style style:name="T12" style:family="text">
      <style:text-properties style:text-position="sub 58%" fo:font-size="12pt" fo:font-weight="normal" officeooo:rsid="0110950e" style:font-size-asian="12pt" style:font-weight-asian="normal" style:font-size-complex="12pt" style:font-weight-complex="normal"/>
    </style:style>
    <style:style style:name="T13" style:family="text">
      <style:text-properties style:text-position="sub 58%" fo:font-weight="normal" style:font-weight-asian="normal" style:font-weight-complex="normal"/>
    </style:style>
    <style:style style:name="T14" style:family="text">
      <style:text-properties style:text-position="sub 58%" fo:font-weight="normal" officeooo:rsid="0132246c" style:font-weight-asian="normal" style:font-weight-complex="normal"/>
    </style:style>
    <style:style style:name="T15" style:family="text">
      <style:text-properties style:text-position="sub 58%" fo:font-weight="normal" officeooo:rsid="0132bc4d" style:font-weight-asian="normal" style:font-weight-complex="normal"/>
    </style:style>
    <style:style style:name="T16" style:family="text">
      <style:text-properties style:text-position="sub 58%" fo:font-weight="normal" officeooo:rsid="013443d1" style:font-weight-asian="normal" style:font-weight-complex="normal"/>
    </style:style>
    <style:style style:name="T17" style:family="text">
      <style:text-properties style:text-position="sub 58%" fo:font-weight="normal" officeooo:rsid="0135fb9d" style:font-weight-asian="normal" style:font-weight-complex="normal"/>
    </style:style>
    <style:style style:name="T18" style:family="text">
      <style:text-properties style:text-position="sub 58%" fo:font-weight="normal" officeooo:rsid="01393e96" style:font-weight-asian="normal" style:font-weight-complex="normal"/>
    </style:style>
    <style:style style:name="T19" style:family="text">
      <style:text-properties style:text-position="sub 58%" fo:font-weight="normal" officeooo:rsid="0139b4c2" style:font-weight-asian="normal" style:font-weight-complex="normal"/>
    </style:style>
    <style:style style:name="T20" style:family="text">
      <style:text-properties style:text-position="sub 58%" fo:font-weight="normal" officeooo:rsid="014023b1" style:font-weight-asian="normal" style:font-weight-complex="normal"/>
    </style:style>
    <style:style style:name="T21" style:family="text">
      <style:text-properties style:text-position="sub 58%" fo:font-weight="normal" officeooo:rsid="014a503b" style:font-weight-asian="normal" style:font-weight-complex="normal"/>
    </style:style>
    <style:style style:name="T22" style:family="text">
      <style:text-properties style:text-position="sub 58%" officeooo:rsid="0132246c"/>
    </style:style>
    <style:style style:name="T23" style:family="text">
      <style:text-properties style:text-position="0% 100%"/>
    </style:style>
    <style:style style:name="T24" style:family="text">
      <style:text-properties style:text-position="0% 100%" officeooo:rsid="010a5e79"/>
    </style:style>
    <style:style style:name="T25" style:family="text">
      <style:text-properties style:text-position="0% 100%" officeooo:rsid="010e527e"/>
    </style:style>
    <style:style style:name="T26" style:family="text">
      <style:text-properties style:text-position="0% 100%" officeooo:rsid="010edad8"/>
    </style:style>
    <style:style style:name="T27" style:family="text">
      <style:text-properties style:text-position="0% 100%" officeooo:rsid="010b9916"/>
    </style:style>
    <style:style style:name="T28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text-position="0% 100%" fo:font-size="12pt" fo:font-weight="normal" officeooo:rsid="0112fbc4" style:font-size-asian="12pt" style:font-weight-asian="normal" style:font-size-complex="12pt" style:font-weight-complex="normal"/>
    </style:style>
    <style:style style:name="T30" style:family="text">
      <style:text-properties style:text-position="0% 100%" fo:font-size="12pt" fo:font-weight="normal" officeooo:rsid="0115cf0d" style:font-size-asian="12pt" style:font-weight-asian="normal" style:font-size-complex="12pt" style:font-weight-complex="normal"/>
    </style:style>
    <style:style style:name="T31" style:family="text">
      <style:text-properties style:text-position="0% 100%" fo:font-size="12pt" fo:font-weight="normal" officeooo:rsid="01177870" style:font-size-asian="12pt" style:font-weight-asian="normal" style:font-size-complex="12pt" style:font-weight-complex="normal"/>
    </style:style>
    <style:style style:name="T32" style:family="text">
      <style:text-properties style:text-position="0% 100%" fo:font-size="12pt" fo:font-weight="normal" officeooo:rsid="011d6fc6" style:font-size-asian="12pt" style:font-weight-asian="normal" style:font-size-complex="12pt" style:font-weight-complex="normal"/>
    </style:style>
    <style:style style:name="T33" style:family="text">
      <style:text-properties style:text-position="0% 100%" fo:font-size="12pt" fo:font-weight="normal" officeooo:rsid="011e4791" style:font-size-asian="12pt" style:font-weight-asian="normal" style:font-size-complex="12pt" style:font-weight-complex="normal"/>
    </style:style>
    <style:style style:name="T34" style:family="text">
      <style:text-properties style:text-position="0% 100%" fo:font-size="12pt" fo:font-weight="normal" officeooo:rsid="0110950e" style:font-size-asian="12pt" style:font-weight-asian="normal" style:font-size-complex="12pt" style:font-weight-complex="normal"/>
    </style:style>
    <style:style style:name="T35" style:family="text">
      <style:text-properties style:text-position="0% 100%" officeooo:rsid="0115cf0d"/>
    </style:style>
    <style:style style:name="T36" style:family="text">
      <style:text-properties style:text-position="0% 100%" officeooo:rsid="01177870"/>
    </style:style>
    <style:style style:name="T37" style:family="text">
      <style:text-properties style:text-position="0% 100%" fo:font-weight="normal" style:font-weight-asian="normal" style:font-weight-complex="normal"/>
    </style:style>
    <style:style style:name="T38" style:family="text">
      <style:text-properties style:text-position="0% 100%" fo:font-weight="normal" officeooo:rsid="0126315c" style:font-weight-asian="normal" style:font-weight-complex="normal"/>
    </style:style>
    <style:style style:name="T39" style:family="text">
      <style:text-properties style:text-position="0% 100%" fo:font-weight="normal" officeooo:rsid="012d76ee" style:font-weight-asian="normal" style:font-weight-complex="normal"/>
    </style:style>
    <style:style style:name="T40" style:family="text">
      <style:text-properties style:text-position="0% 100%" fo:font-weight="normal" officeooo:rsid="0132246c" style:font-weight-asian="normal" style:font-weight-complex="normal"/>
    </style:style>
    <style:style style:name="T41" style:family="text">
      <style:text-properties style:text-position="0% 100%" fo:font-weight="normal" officeooo:rsid="0132bc4d" style:font-weight-asian="normal" style:font-weight-complex="normal"/>
    </style:style>
    <style:style style:name="T42" style:family="text">
      <style:text-properties style:text-position="0% 100%" fo:font-weight="normal" officeooo:rsid="013443d1" style:font-weight-asian="normal" style:font-weight-complex="normal"/>
    </style:style>
    <style:style style:name="T43" style:family="text">
      <style:text-properties style:text-position="0% 100%" fo:font-weight="normal" officeooo:rsid="0135fb9d" style:font-weight-asian="normal" style:font-weight-complex="normal"/>
    </style:style>
    <style:style style:name="T44" style:family="text">
      <style:text-properties style:text-position="0% 100%" fo:font-weight="normal" officeooo:rsid="013736d7" style:font-weight-asian="normal" style:font-weight-complex="normal"/>
    </style:style>
    <style:style style:name="T45" style:family="text">
      <style:text-properties style:text-position="0% 100%" fo:font-weight="normal" officeooo:rsid="01393e96" style:font-weight-asian="normal" style:font-weight-complex="normal"/>
    </style:style>
    <style:style style:name="T46" style:family="text">
      <style:text-properties style:text-position="0% 100%" fo:font-weight="normal" officeooo:rsid="0139b4c2" style:font-weight-asian="normal" style:font-weight-complex="normal"/>
    </style:style>
    <style:style style:name="T47" style:family="text">
      <style:text-properties style:text-position="0% 100%" fo:font-weight="normal" officeooo:rsid="013b232f" style:font-weight-asian="normal" style:font-weight-complex="normal"/>
    </style:style>
    <style:style style:name="T48" style:family="text">
      <style:text-properties style:text-position="0% 100%" fo:font-weight="normal" officeooo:rsid="013ca240" style:font-weight-asian="normal" style:font-weight-complex="normal"/>
    </style:style>
    <style:style style:name="T49" style:family="text">
      <style:text-properties style:text-position="0% 100%" fo:font-weight="normal" officeooo:rsid="013e19a6" style:font-weight-asian="normal" style:font-weight-complex="normal"/>
    </style:style>
    <style:style style:name="T50" style:family="text">
      <style:text-properties style:text-position="0% 100%" fo:font-weight="normal" officeooo:rsid="013f56ed" style:font-weight-asian="normal" style:font-weight-complex="normal"/>
    </style:style>
    <style:style style:name="T51" style:family="text">
      <style:text-properties style:text-position="0% 100%" fo:font-weight="normal" officeooo:rsid="0141bdaa" style:font-weight-asian="normal" style:font-weight-complex="normal"/>
    </style:style>
    <style:style style:name="T52" style:family="text">
      <style:text-properties style:text-position="0% 100%" fo:font-weight="normal" officeooo:rsid="01423376" style:font-weight-asian="normal" style:font-weight-complex="normal"/>
    </style:style>
    <style:style style:name="T53" style:family="text">
      <style:text-properties style:text-position="0% 100%" fo:font-weight="normal" officeooo:rsid="01471a4b" style:font-weight-asian="normal" style:font-weight-complex="normal"/>
    </style:style>
    <style:style style:name="T54" style:family="text">
      <style:text-properties style:text-position="0% 100%" fo:font-weight="normal" officeooo:rsid="014a503b" style:font-weight-asian="normal" style:font-weight-complex="normal"/>
    </style:style>
    <style:style style:name="T55" style:family="text">
      <style:text-properties officeooo:rsid="00fba5f0"/>
    </style:style>
    <style:style style:name="T56" style:family="text">
      <style:text-properties officeooo:rsid="00fda7a2"/>
    </style:style>
    <style:style style:name="T57" style:family="text">
      <style:text-properties fo:font-size="12pt" officeooo:rsid="00207e6a" style:font-size-asian="12pt" style:font-size-complex="12pt"/>
    </style:style>
    <style:style style:name="T58" style:family="text">
      <style:text-properties officeooo:rsid="00fe0701"/>
    </style:style>
    <style:style style:name="T59" style:family="text">
      <style:text-properties officeooo:rsid="00ffb723"/>
    </style:style>
    <style:style style:name="T60" style:family="text">
      <style:text-properties officeooo:rsid="0126315c"/>
    </style:style>
    <style:style style:name="T61" style:family="text">
      <style:text-properties officeooo:rsid="01587681"/>
    </style:style>
    <style:style style:name="T62" style:family="text">
      <style:text-properties officeooo:rsid="015aef0f"/>
    </style:style>
    <style:style style:name="T63" style:family="text">
      <style:text-properties officeooo:rsid="016070a0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28in" fo:min-width="0.2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28in" fo:min-width="0.2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S228: Probabilistic Graphical Models</text:p>
      <text:p text:style-name="P5"/>
      <text:p text:style-name="P5">Homework 3</text:p>
      <text:p text:style-name="P1"/>
      <text:p text:style-name="P2">Luke Jaffe</text:p>
      <text:p text:style-name="P1"/>
      <text:p text:style-name="P1"/>
      <text:p text:style-name="P4">Due: 02/<text:span text:style-name="T55">17</text:span>/2017</text:p>
      <text:p text:style-name="P4">Submitted: 02/<text:span text:style-name="T55">19</text:span>/201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<text:soft-page-break/>Problem 1: <text:span text:style-name="T56">MAP and MPE</text:span></text:p>
      <text:p text:style-name="P12"/>
      <text:p text:style-name="P15">Show that marginal MAP assignments do not always match the MPE assignments.</text:p>
      <text:p text:style-name="P11"/>
      <text:p text:style-name="P16">Observe a simple 2-node network A→B:</text:p>
      <text:p text:style-name="P16"/>
      <text:p text:style-name="P14"><draw:g text:anchor-type="paragraph" draw:z-index="0" draw:name="Shape1" draw:style-name="gr1"><draw:custom-shape draw:style-name="gr2" draw:text-style-name="P49" svg:width="0.6941in" svg:height="0.7449in" svg:x="1.2862in" svg:y="0.0693in"><text:p text:style-name="P48"><text:span text:style-name="T64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9" svg:width="0.6941in" svg:height="0.7449in" svg:x="2.9535in" svg:y="0.0693in"><text:p text:style-name="P48"><text:span text:style-name="T64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50" svg:x1="1.9799in" svg:y1="0.4409in" svg:x2="2.9657in" svg:y2="0.4409in"><text:p/></draw:line></draw:g></text:p>
      <text:p text:style-name="P7"/>
      <text:p text:style-name="P7"/>
      <text:p text:style-name="P7"/>
      <text:p text:style-name="P7"/>
      <text:p text:style-name="P7"/>
      <text:p text:style-name="P24">Each variable is binary, and is associated with the following CPDs:</text:p>
      <text:p text:style-name="P24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43">P(A)</text:p>
          </table:table-cell>
          <table:covered-table-cell/>
        </table:table-row>
        <table:table-row>
          <table:table-cell table:style-name="Table1.A2" office:value-type="string">
            <text:p text:style-name="P44">A<text:span text:style-name="T1">0</text:span></text:p>
          </table:table-cell>
          <table:table-cell table:style-name="Table1.B2" office:value-type="string">
            <text:p text:style-name="P44">A<text:span text:style-name="T1">1</text:span></text:p>
          </table:table-cell>
        </table:table-row>
        <table:table-row>
          <table:table-cell table:style-name="Table1.A3" office:value-type="string">
            <text:p text:style-name="P41">0.4</text:p>
          </table:table-cell>
          <table:table-cell table:style-name="Table1.B3" office:value-type="string">
            <text:p text:style-name="P41">0.6</text:p>
          </table:table-cell>
        </table:table-row>
      </table:table>
      <text:p text:style-name="P24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46">P(B|A)</text:p>
          </table:table-cell>
          <table:covered-table-cell/>
          <table:covered-table-cell/>
        </table:table-row>
        <table:table-row>
          <table:table-cell table:style-name="Table2.A4" office:value-type="string">
            <text:p text:style-name="P47"/>
          </table:table-cell>
          <table:table-cell table:style-name="Table2.B4" office:value-type="string">
            <text:p text:style-name="P45">B<text:span text:style-name="T1">0</text:span></text:p>
          </table:table-cell>
          <table:table-cell table:style-name="Table2.C4" office:value-type="string">
            <text:p text:style-name="P45">B<text:span text:style-name="T1">1</text:span></text:p>
          </table:table-cell>
        </table:table-row>
        <table:table-row>
          <table:table-cell table:style-name="Table2.A4" office:value-type="string">
            <text:p text:style-name="P45">A<text:span text:style-name="T1">0</text:span></text:p>
          </table:table-cell>
          <table:table-cell table:style-name="Table2.B4" office:value-type="string">
            <text:p text:style-name="P42">0.4</text:p>
          </table:table-cell>
          <table:table-cell table:style-name="Table2.C4" office:value-type="string">
            <text:p text:style-name="P42">0.6</text:p>
          </table:table-cell>
        </table:table-row>
        <table:table-row>
          <table:table-cell table:style-name="Table2.A4" office:value-type="string">
            <text:p text:style-name="P45">A<text:span text:style-name="T1">1</text:span></text:p>
          </table:table-cell>
          <table:table-cell table:style-name="Table2.B4" office:value-type="string">
            <text:p text:style-name="P42">0.51</text:p>
          </table:table-cell>
          <table:table-cell table:style-name="Table2.C4" office:value-type="string">
            <text:p text:style-name="P42">0.49</text:p>
          </table:table-cell>
        </table:table-row>
      </table:table>
      <text:p text:style-name="P24"/>
      <text:p text:style-name="P28">To calculate the MPE, we take the argmax of the joint for each variable configuration:</text:p>
      <text:p text:style-name="P25">P(A,B) = P(A)*P(B|A)</text:p>
      <text:p text:style-name="P26">P(A<text:span text:style-name="T1">0</text:span><text:span text:style-name="T23">,B</text:span><text:span text:style-name="T1">0</text:span><text:span text:style-name="T23">) = </text:span><text:span text:style-name="T24">P(A</text:span><text:span text:style-name="T1">0</text:span><text:span text:style-name="T24">)*P(B</text:span><text:span text:style-name="T1">0</text:span><text:span text:style-name="T24">|A</text:span><text:span text:style-name="T1">0</text:span><text:span text:style-name="T24">) </text:span><text:span text:style-name="T23">= 0.4*0.4 = 0.16</text:span></text:p>
      <text:p text:style-name="P27"><text:span text:style-name="T23">P(A</text:span><text:span text:style-name="T1">0</text:span><text:span text:style-name="T23">,B</text:span><text:span text:style-name="T2">1</text:span><text:span text:style-name="T23">) = </text:span><text:span text:style-name="T24">P(A</text:span><text:span text:style-name="T1">0</text:span><text:span text:style-name="T24">)*P(B</text:span><text:span text:style-name="T2">1</text:span><text:span text:style-name="T24">|A</text:span><text:span text:style-name="T1">0</text:span><text:span text:style-name="T24">) </text:span><text:span text:style-name="T23">= </text:span><text:span text:style-name="T25">0.4*0.6 = 0.24</text:span></text:p>
      <text:p text:style-name="P27"><text:span text:style-name="T23">P(A</text:span><text:span text:style-name="T2">1</text:span><text:span text:style-name="T23">,B</text:span><text:span text:style-name="T1">0</text:span><text:span text:style-name="T23">) = </text:span><text:span text:style-name="T24">P(A</text:span><text:span text:style-name="T2">1</text:span><text:span text:style-name="T24">)*P(B</text:span><text:span text:style-name="T1">0</text:span><text:span text:style-name="T24">|A</text:span><text:span text:style-name="T2">1</text:span><text:span text:style-name="T24">) </text:span><text:span text:style-name="T23">= </text:span><text:span text:style-name="T25">0.6*0.51 = <text:s/></text:span><text:span text:style-name="T26">0.306</text:span></text:p>
      <text:p text:style-name="P27"><text:span text:style-name="T23">P(A</text:span><text:span text:style-name="T2">1</text:span><text:span text:style-name="T23">,B</text:span><text:span text:style-name="T2">1</text:span><text:span text:style-name="T23">) = </text:span><text:span text:style-name="T24">P(A</text:span><text:span text:style-name="T2">1</text:span><text:span text:style-name="T24">)*P(B</text:span><text:span text:style-name="T2">1</text:span><text:span text:style-name="T24">|A</text:span><text:span text:style-name="T2">1</text:span><text:span text:style-name="T24">) </text:span><text:span text:style-name="T23">= </text:span><text:span text:style-name="T25">0.6*0.49 = </text:span><text:span text:style-name="T26">0.294</text:span></text:p>
      <text:p text:style-name="P27"><text:span text:style-name="T26"/></text:p>
      <text:p text:style-name="P29"><text:span text:style-name="T26">m</text:span><text:span text:style-name="T23">ax P(A,B) = </text:span><text:span text:style-name="T27">P(A</text:span><text:span text:style-name="T2">1</text:span><text:span text:style-name="T27">,B</text:span><text:span text:style-name="T3">0</text:span><text:span text:style-name="T27">) </text:span><text:span text:style-name="T23">= </text:span><text:span text:style-name="T26">0.306</text:span></text:p>
      <text:p text:style-name="P29"><text:span text:style-name="T26">a</text:span><text:span text:style-name="T23">rgmax over (A,B) of P(A,B) = {A=A</text:span><text:span text:style-name="T1">1</text:span><text:span text:style-name="T23">, B=B</text:span><text:span text:style-name="T1">0</text:span><text:span text:style-name="T23">}</text:span></text:p>
      <text:p text:style-name="P29"><text:span text:style-name="T23"/></text:p>
      <text:p text:style-name="P30"><text:span text:style-name="T23">To calculate the marginal MAP for each variable:</text:span></text:p>
      <text:p text:style-name="P31"><text:span text:style-name="T23">P(</text:span><text:span text:style-name="T35">A=</text:span><text:span text:style-name="T23">A</text:span><text:span text:style-name="T4">0</text:span><text:span text:style-name="T23">) = </text:span><text:span text:style-name="T36">0.4</text:span></text:p>
      <text:p text:style-name="P33"><text:span text:style-name="T23">P(</text:span><text:span text:style-name="T35">A=</text:span><text:span text:style-name="T23">A</text:span><text:span text:style-name="T1">1</text:span><text:span text:style-name="T23">) = </text:span><text:span text:style-name="T29">0.6</text:span></text:p>
      <text:p text:style-name="P34"><text:span text:style-name="T29">P(</text:span><text:span text:style-name="T31">B</text:span><text:span text:style-name="T30">=</text:span><text:span text:style-name="T31">B</text:span><text:span text:style-name="T7">0</text:span><text:span text:style-name="T29">) = P(A</text:span><text:span text:style-name="T9">0</text:span><text:span text:style-name="T29">)*P(B</text:span><text:span text:style-name="T10">0</text:span><text:span text:style-name="T29">|A</text:span><text:span text:style-name="T9">0</text:span><text:span text:style-name="T29">) </text:span><text:span text:style-name="T32">+ </text:span><text:span text:style-name="T29">P(A</text:span><text:span text:style-name="T6">1</text:span><text:span text:style-name="T29">)*P(B</text:span><text:span text:style-name="T6">0</text:span><text:span text:style-name="T29">|A</text:span><text:span text:style-name="T6">1</text:span><text:span text:style-name="T29">) = </text:span><text:span text:style-name="T32">0.16 + 0.306 = </text:span><text:span text:style-name="T33">0.466</text:span></text:p>
      <text:p text:style-name="P34"><text:span text:style-name="T29">P(</text:span><text:span text:style-name="T31">B</text:span><text:span text:style-name="T30">=</text:span><text:span text:style-name="T31">B</text:span><text:span text:style-name="T8">1</text:span><text:span text:style-name="T29">) = P(A</text:span><text:span text:style-name="T9">0</text:span><text:span text:style-name="T29">)*P(B</text:span><text:span text:style-name="T11">1</text:span><text:span text:style-name="T29">|A</text:span><text:span text:style-name="T9">0</text:span><text:span text:style-name="T29">) </text:span><text:span text:style-name="T32">+ </text:span><text:span text:style-name="T29">P(A</text:span><text:span text:style-name="T6">1</text:span><text:span text:style-name="T29">)*P(B</text:span><text:span text:style-name="T11">1</text:span><text:span text:style-name="T29">|A</text:span><text:span text:style-name="T6">1</text:span><text:span text:style-name="T29">) = </text:span><text:span text:style-name="T32">0.24 + 0.294 = </text:span><text:span text:style-name="T33">0.534</text:span></text:p>
      <text:p text:style-name="P34"><text:span text:style-name="T33"/></text:p>
      <text:p text:style-name="P35"><text:span text:style-name="T33">S</text:span><text:span text:style-name="T28">o according to the marginal MAP, the most probable assignment is </text:span><text:span text:style-name="T34">{A=A</text:span><text:span text:style-name="T12">1</text:span><text:span text:style-name="T34">, B=B</text:span><text:span text:style-name="T5">1</text:span><text:span text:style-name="T34">}</text:span></text:p>
      <text:p text:style-name="P36"><text:span text:style-name="T34">A</text:span><text:span text:style-name="T28">s we can see, the MPE assignment and marginal MAP predict different values for B, showing that they do not always match.</text:span></text:p>
      <text:p text:style-name="P7"/>
      <text:p text:style-name="P7">Problem <text:span text:style-name="T58">3</text:span>: <text:span text:style-name="T59">Clique Tree Calibration </text:span></text:p>
      <text:p text:style-name="P13"/>
      <text:p text:style-name="P17">a) <text:span text:style-name="T60">If we modify a factor in some clique C</text:span><text:span text:style-name="T22">i</text:span><text:span text:style-name="T38">, which message updates do we have to perform to recalibrate </text:span><text:soft-page-break/><text:span text:style-name="T38">the tree?</text:span></text:p>
      <text:p text:style-name="P17"><text:span text:style-name="T38"/></text:p>
      <text:p text:style-name="P20"><text:span text:style-name="T40">If we modify (the values of) a factor in some clique C</text:span><text:span text:style-name="T14">i</text:span><text:span text:style-name="T40">, </text:span><text:span text:style-name="T41">we must update all messages in the tree leading away from C</text:span><text:span text:style-name="T15">i</text:span><text:span text:style-name="T41">, (single pass), since these will be recursively affected by the change. </text:span><text:span text:style-name="T42">This comes from the message u</text:span><text:span text:style-name="T49">pd</text:span><text:span text:style-name="T42">ate </text:span><text:span text:style-name="T44">recurrence relation</text:span><text:span text:style-name="T42">, which tells us that outgoing messages from some clique C</text:span><text:span text:style-name="T16">i</text:span><text:span text:style-name="T42"> are affected by the product of all incoming messages to C</text:span><text:span text:style-name="T16">i</text:span><text:span text:style-name="T42"> and </text:span><text:span text:style-name="T43">the factor of C</text:span><text:span text:style-name="T17">i</text:span><text:span text:style-name="T43">.</text:span></text:p>
      <text:p text:style-name="P17"><text:span text:style-name="T38"/></text:p>
      <text:p text:style-name="P18"><text:span text:style-name="T38">b</text:span><text:span text:style-name="T37">) If we modify a factor in some clique C</text:span><text:span text:style-name="T13">1</text:span><text:span text:style-name="T37">, but we just want the marginal over a single pre-specified variable X</text:span><text:span text:style-name="T13">k</text:span><text:span text:style-name="T37">, which message updates do we have to perform?</text:span></text:p>
      <text:p text:style-name="P18"><text:span text:style-name="T37"/></text:p>
      <text:p text:style-name="P19"><text:span text:style-name="T37">To calculate the marginal over X</text:span><text:span text:style-name="T13">k</text:span><text:span text:style-name="T37">, we must compute the product of </text:span><text:span text:style-name="T50">a factor of</text:span><text:span text:style-name="T37"> X</text:span><text:span text:style-name="T13">k</text:span><text:span text:style-name="T37"> with all incoming messages to that factor, </text:span><text:span text:style-name="T50">and then marginalize </text:span><text:span text:style-name="T51">out</text:span><text:span text:style-name="T50"> all variables in that factor which are not X</text:span><text:span text:style-name="T20">k</text:span><text:span text:style-name="T37">. </text:span><text:span text:style-name="T39">This means we must recursively update </text:span><text:span text:style-name="T45">all messages leading away from C</text:span><text:span text:style-name="T18">i</text:span><text:span text:style-name="T45"> up to </text:span><text:span text:style-name="T52">a</text:span><text:span text:style-name="T53">ny</text:span><text:span text:style-name="T45"> factor of X</text:span><text:span text:style-name="T18">k</text:span><text:span text:style-name="T45">. </text:span><text:span text:style-name="T46">In the best case, X</text:span><text:span text:style-name="T19">k</text:span><text:span text:style-name="T46"> </text:span><text:span text:style-name="T54">is in C</text:span><text:span text:style-name="T21">i</text:span><text:span text:style-name="T46">, and we do not need to perform any message updates. In the worst case, we must do a full single pass through the tree, as in part a </text:span><text:span text:style-name="T47">(this will only happen if the cliques are on opposite ends of a tree with no forks </text:span><text:span text:style-name="T48">i.e. a line</text:span><text:span text:style-name="T47">).</text:span></text:p>
      <text:p text:style-name="P10"><text:span text:style-name="T57"/></text:p>
      <text:p text:style-name="P7">Problem <text:span text:style-name="T58">4</text:span>: <text:span text:style-name="T59">Importance Sampling</text:span></text:p>
      <text:p text:style-name="P13"/>
      <text:p text:style-name="P10">P satisfies:</text:p>
      <text:p text:style-name="P10"><text:span text:style-name="T57"/></text:p>
      <text:p text:style-name="P7">Problem <text:span text:style-name="T58">5</text:span>: <text:span text:style-name="T59">Programming Assignment</text:span></text:p>
      <text:p text:style-name="P13"/>
      <text:p text:style-name="P21">a)</text:p>
      <text:p text:style-name="P21"/>
      <text:p text:style-name="P22">Code for constructClusterGraph:</text:p>
      <text:p text:style-name="P22"/>
      <text:p text:style-name="P38">def constructClusterGraph(yhat, H, p):</text:p>
      <text:p text:style-name="P38"><text:s text:c="4"/>'''</text:p>
      <text:p text:style-name="P38"><text:s text:c="4"/>:param - yhat: observed codeword</text:p>
      <text:p text:style-name="P38"><text:s text:c="4"/>:param - H parity check matrix</text:p>
      <text:p text:style-name="P38"><text:s text:c="4"/>:param - p channel noise probability</text:p>
      <text:p text:style-name="P38"/>
      <text:p text:style-name="P38"><text:s text:c="4"/>return G clusterGraph</text:p>
      <text:p text:style-name="P38"><text:s text:c="3"/></text:p>
      <text:p text:style-name="P38"><text:s text:c="4"/>You should consider two kinds of factors:</text:p>
      <text:p text:style-name="P38"><text:s text:c="4"/>- M unary factors </text:p>
      <text:p text:style-name="P38"><text:s text:c="4"/>- N each parity check factors</text:p>
      <text:p text:style-name="P38"><text:s text:c="4"/>'''</text:p>
      <text:p text:style-name="P38"><text:s text:c="4"/>N = H.shape[0]</text:p>
      <text:p text:style-name="P38"><text:s text:c="4"/>M = H.shape[1]</text:p>
      <text:p text:style-name="P38"><text:s text:c="4"/>G = ClusterGraph(M)</text:p>
      <text:p text:style-name="P38"><text:s text:c="4"/>domain = [0, 1]</text:p>
      <text:p text:style-name="P38"><text:s text:c="4"/>G.nbr = [[] for _ in range(M+N)]</text:p>
      <text:p text:style-name="P38"><text:s text:c="4"/>G.sepset = [[None for _ in range(M+N)] for _ in range(M+N)]</text:p>
      <text:p text:style-name="P38"><text:s text:c="4"/>##############################################################</text:p>
      <text:p text:style-name="P38"><text:s text:c="4"/></text:p>
      <text:p text:style-name="P38"><text:s text:c="4"/># Set the variables of G</text:p>
      <text:p text:style-name="P38"><text:s text:c="4"/>G.var = range(M)</text:p>
      <text:p text:style-name="P38"/>
      <text:p text:style-name="P38"><text:s text:c="4"/># Set unary factors</text:p>
      <text:p text:style-name="P38"><text:s text:c="4"/>for i in range(M):</text:p>
      <text:p text:style-name="P38"><text:soft-page-break/><text:s text:c="8"/>val = None</text:p>
      <text:p text:style-name="P38"><text:s text:c="8"/>if yhat[i] == 1:</text:p>
      <text:p text:style-name="P38"><text:s text:c="12"/>val = np.array([p, 1-p])</text:p>
      <text:p text:style-name="P38"><text:s text:c="8"/>else:</text:p>
      <text:p text:style-name="P38"><text:s text:c="12"/>val = np.array([1-p, p])</text:p>
      <text:p text:style-name="P38"/>
      <text:p text:style-name="P38"><text:s text:c="8"/>f = Factor(scope=[G.var[i]], card=[len(domain)], </text:p>
      <text:p text:style-name="P38"><text:s text:c="16"/>val=val, </text:p>
      <text:p text:style-name="P38"><text:s text:c="16"/>name="unary_{}".format(i))</text:p>
      <text:p text:style-name="P38"><text:s text:c="8"/>G.factor.append(f)</text:p>
      <text:p text:style-name="P38"/>
      <text:p text:style-name="P38"><text:s text:c="4"/># Set parity check factors</text:p>
      <text:p text:style-name="P38"><text:s text:c="4"/>for i in range(N):</text:p>
      <text:p text:style-name="P38"><text:s text:c="8"/>scope = (np.arange(M)[H[i]==1])</text:p>
      <text:p text:style-name="P38"><text:s text:c="8"/>card = [len(domain) for _ in range(len(scope))]</text:p>
      <text:p text:style-name="P38"><text:s text:c="8"/>poss = list(itertools.product(domain, repeat=len(scope)))</text:p>
      <text:p text:style-name="P38"><text:s text:c="8"/>val = np.zeros(card)</text:p>
      <text:p text:style-name="P38"><text:s text:c="8"/>for p in poss:</text:p>
      <text:p text:style-name="P38"><text:s text:c="12"/>val[p] = 1-np.count_nonzero(p)%2 <text:s text:c="3"/></text:p>
      <text:p text:style-name="P38"><text:s text:c="8"/>f = Factor(scope=scope, card=card, </text:p>
      <text:p text:style-name="P38"><text:s text:c="12"/>val=val, name="parity_{}".format(i))</text:p>
      <text:p text:style-name="P38"><text:s text:c="8"/>G.factor.append(f)</text:p>
      <text:p text:style-name="P38"/>
      <text:p text:style-name="P38"><text:s text:c="4"/># Initialize sepset of factors</text:p>
      <text:p text:style-name="P38"><text:s text:c="4"/>for i in range(M+N):</text:p>
      <text:p text:style-name="P38"><text:s text:c="8"/>si = set(G.factor[i].scope)</text:p>
      <text:p text:style-name="P38"><text:s text:c="8"/>for j in range(M+N):</text:p>
      <text:p text:style-name="P38"><text:s text:c="12"/>sj = set(G.factor[j].scope)</text:p>
      <text:p text:style-name="P38"><text:s text:c="12"/># <text:span text:style-name="T62">Only p</text:span>arity factors <text:span text:style-name="T61">&amp; unary factors are neighbors with each other</text:span></text:p>
      <text:p text:style-name="P38"><text:s text:c="12"/>if (len(si) == 1 and len(sj) &gt; 1) or (len(si) &gt; 1 and len(sj) == 1):</text:p>
      <text:p text:style-name="P38"><text:s text:c="16"/>shared = list(si.intersection(sj))</text:p>
      <text:p text:style-name="P38"><text:s text:c="16"/># If list of shared vars is empty, don't set</text:p>
      <text:p text:style-name="P38"><text:s text:c="16"/>if len(shared) &gt; 0:</text:p>
      <text:p text:style-name="P38"><text:s text:c="20"/>G.sepset[i][j] = shared</text:p>
      <text:p text:style-name="P38"/>
      <text:p text:style-name="P38"/>
      <text:p text:style-name="P38"><text:s text:c="4"/># Initalize neighbors of factors using sepset</text:p>
      <text:p text:style-name="P38"><text:s text:c="4"/>for i in range(M+N):</text:p>
      <text:p text:style-name="P38"><text:s text:c="8"/>for j in range(M+N):</text:p>
      <text:p text:style-name="P38"><text:s text:c="12"/>if G.sepset[i][j] is not None:</text:p>
      <text:p text:style-name="P38"><text:s text:c="16"/>G.nbr[i].append(j)</text:p>
      <text:p text:style-name="P38"/>
      <text:p text:style-name="P38"><text:s text:c="4"/># Iterate over the sepset to form messages <text:s text:c="6"/></text:p>
      <text:p text:style-name="P38"><text:s text:c="4"/>for i in range(M+N):</text:p>
      <text:p text:style-name="P38"><text:s text:c="8"/>for j in range(M+N):</text:p>
      <text:p text:style-name="P38"><text:s text:c="12"/>sepset = G.sepset[i][j]</text:p>
      <text:p text:style-name="P38"><text:s text:c="12"/>if sepset is not None:</text:p>
      <text:p text:style-name="P38"><text:s text:c="16"/>card = [len(domain) for _ in range(len(sepset))]</text:p>
      <text:p text:style-name="P38"><text:s text:c="16"/>message = Factor(scope=sepset, card=card,</text:p>
      <text:p text:style-name="P38"><text:s text:c="20"/>val=np.ones(card), name="msg_{}_{}".format(i, j))</text:p>
      <text:p text:style-name="P38"><text:s text:c="16"/>G.messages[(i, j)] = message.normalize()</text:p>
      <text:p text:style-name="P38"/>
      <text:p text:style-name="P38"><text:s text:c="4"/>##############################################################</text:p>
      <text:p text:style-name="P38"><text:s text:c="4"/>return G</text:p>
      <text:p text:style-name="P37"/>
      <text:p text:style-name="P21"/>
      <text:p text:style-name="P8"><text:soft-page-break/>Test cases:</text:p>
      <text:p text:style-name="P32">The first two test cases do not have the same parity for all factors, while the last case (0-vector) does.</text:p>
      <text:p text:style-name="P8"/>
      <text:p text:style-name="P39"><text:s text:c="4"/>ytest1 = [1, 0, 0, 0, 0]</text:p>
      <text:p text:style-name="P39"><text:s text:c="4"/>ytest2 = [0, 1, 0, 0, 0]</text:p>
      <text:p text:style-name="P39"><text:s text:c="4"/>ytest3 = [0, 0, 0, 0, 0]</text:p>
      <text:p text:style-name="P23"/>
      <text:p text:style-name="P9">Output:</text:p>
      <text:p text:style-name="P40">Doing part (a): Should see 0.0, 0.0, &gt;0.0</text:p>
      <text:p text:style-name="P40">(0.0, 0.0, 0.77378093749999988)</text:p>
      <text:p text:style-name="P21"/>
      <text:p text:style-name="P21">b) <text:span text:style-name="T63">No deliverable required.</text:span></text:p>
      <text:p text:style-name="P21"/>
      <text:p text:style-name="P21">c) </text:p>
      <text:p text:style-name="P21"/>
      <text:p text:style-name="P21">d)</text:p>
      <text:p text:style-name="P21"/>
      <text:p text:style-name="P21">e)</text:p>
      <text:p text:style-name="P21"/>
      <text:p text:style-name="P21">f)</text:p>
      <text:p text:style-name="P21"/>
      <text:p text:style-name="P21">g)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54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2:59:10.992720606</meta:creation-date>
    <meta:generator>LibreOffice/5.1.4.2$Linux_X86_64 LibreOffice_project/10m0$Build-2</meta:generator>
    <dc:date>2017-02-19T18:51:40.706402801</dc:date>
    <meta:editing-duration>PT13H2M20S</meta:editing-duration>
    <meta:editing-cycles>302</meta:editing-cycles>
    <meta:document-statistic meta:table-count="2" meta:image-count="0" meta:object-count="0" meta:page-count="5" meta:paragraph-count="133" meta:word-count="793" meta:character-count="5268" meta:non-whitespace-character-count="4015"/>
  </office:meta>
</office:document-meta>
</file>